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Playfair Display" svg:font-family="'Playfair Display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9dd5" officeooo:paragraph-rsid="00129dd5"/>
    </style:style>
    <style:style style:name="P2" style:family="paragraph" style:parent-style-name="Standard" style:list-style-name="L1">
      <style:text-properties officeooo:rsid="0012ea61" officeooo:paragraph-rsid="0012ea61"/>
    </style:style>
    <style:style style:name="P3" style:family="paragraph" style:parent-style-name="Standard" style:list-style-name="L3">
      <style:text-properties officeooo:rsid="0012ea61" officeooo:paragraph-rsid="0014ac43"/>
    </style:style>
    <style:style style:name="P4" style:family="paragraph" style:parent-style-name="Standard" style:list-style-name="L2">
      <style:text-properties officeooo:rsid="0012ea61" officeooo:paragraph-rsid="0012ea61"/>
    </style:style>
    <style:style style:name="P5" style:family="paragraph" style:parent-style-name="Standard" style:list-style-name="L4">
      <style:text-properties officeooo:rsid="0012ea61" officeooo:paragraph-rsid="0012ea61"/>
    </style:style>
    <style:style style:name="P6" style:family="paragraph" style:parent-style-name="Standard">
      <style:text-properties officeooo:rsid="0012ea61" officeooo:paragraph-rsid="0014ac43"/>
    </style:style>
    <style:style style:name="P7" style:family="paragraph" style:parent-style-name="Standard" style:list-style-name="L5">
      <style:text-properties officeooo:rsid="0012ea61" officeooo:paragraph-rsid="0014ac43"/>
    </style:style>
    <style:style style:name="P8" style:family="paragraph" style:parent-style-name="Standard" style:list-style-name="L1">
      <style:text-properties officeooo:rsid="0014ac43" officeooo:paragraph-rsid="001551d0"/>
    </style:style>
    <style:style style:name="P9" style:family="paragraph" style:parent-style-name="Standard" style:list-style-name="L2">
      <style:text-properties officeooo:rsid="001551d0" officeooo:paragraph-rsid="001551d0"/>
    </style:style>
    <style:style style:name="P10" style:family="paragraph" style:parent-style-name="Standard">
      <style:text-properties officeooo:rsid="0018b0c9" officeooo:paragraph-rsid="0018b0c9"/>
    </style:style>
    <style:style style:name="T1" style:family="text">
      <style:text-properties officeooo:rsid="0013fe8f"/>
    </style:style>
    <style:style style:name="T2" style:family="text">
      <style:text-properties officeooo:rsid="0014ac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· <text:s text:c="5"/>Look for examples from multiple genres. Try to include at least four different genres (art, media, fiction, nonfiction, poetry, etc.).</text:p>
      <text:p text:style-name="P1"/>
      <text:p text:style-name="P1"/>
      <text:p text:style-name="P1">- Nonconformity</text:p>
      <text:list xml:id="list3342421266" text:style-name="L5">
        <text:list-item>
          <text:p text:style-name="P7">Eric Andre</text:p>
        </text:list-item>
      </text:list>
      <text:list xml:id="list2826244158" text:style-name="L1">
        <text:list-item>
          <text:p text:style-name="P2">Rush – 2112</text:p>
        </text:list-item>
      </text:list>
      <text:p text:style-name="P1"/>
      <text:p text:style-name="P1">- Confidence</text:p>
      <text:list xml:id="list175146502832417" text:continue-numbering="true" text:style-name="L1">
        <text:list-item>
          <text:p text:style-name="P8">Ornette Coleman</text:p>
        </text:list-item>
      </text:list>
      <text:p text:style-name="P6"/>
      <text:p text:style-name="P1">- Nature</text:p>
      <text:list xml:id="list2417610333" text:style-name="L4">
        <text:list-item>
          <text:p text:style-name="P5">Asimov – foundation?</text:p>
        </text:list-item>
      </text:list>
      <text:p text:style-name="P1"/>
      <text:p text:style-name="P1">- Self-reliance</text:p>
      <text:list xml:id="list3378184951" text:style-name="L3">
        <text:list-item>
          <text:p text:style-name="P3">Ayn Rand – <text:span text:style-name="T2">Atlas Shrugged</text:span></text:p>
        </text:list-item>
        <text:list-item>
          <text:p text:style-name="P3"/>
        </text:list-item>
      </text:list>
      <text:p text:style-name="P1"/>
      <text:p text:style-name="P1">- Free thought</text:p>
      <text:list xml:id="list529826927" text:style-name="L2">
        <text:list-item>
          <text:p text:style-name="P4">Ayn Rand – Anthem</text:p>
        </text:list-item>
        <text:list-item>
          <text:p text:style-name="P9">Kurt Vonnegut – Slaughterhouse Fiv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Playfair Display" svg:font-family="'Playfair Display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dobe Blan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dobe Blan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6:00:23.329267069</meta:creation-date>
    <dc:date>2017-02-21T17:51:44.054194713</dc:date>
    <meta:editing-duration>PT1H20M54S</meta:editing-duration>
    <meta:editing-cycles>4</meta:editing-cycles>
    <meta:generator>LibreOffice/5.3.0.3$Linux_X86_64 LibreOffice_project/30m0$Build-3</meta:generator>
    <meta:document-statistic meta:table-count="0" meta:image-count="0" meta:object-count="0" meta:page-count="1" meta:paragraph-count="14" meta:word-count="59" meta:character-count="346" meta:non-whitespace-character-count="298"/>
  </office:meta>
</office:document-meta>
</file>